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family="'Courier 10 Pitch'" style:font-pitch="fixed"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fo:font-family="'Liberation Sans'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family="'Courier 10 Pitch'" style:font-pitch="fixed" fo:font-size="10pt" fo:font-style="normal" style:font-size-asian="10pt" style:font-style-asian="normal" style:font-size-complex="10pt" style:font-style-complex="normal"/>
    </style:style>
    <style:style style:name="T8" style:family="text">
      <style:text-properties fo:font-family="'Courier 10 Pitch'" style:font-pitch="fixed"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family="'Liberation Sans'" style:font-family-generic="swiss" style:font-pitch="variable" fo:font-size="10pt" fo:font-style="italic" style:text-underline-style="none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custom-shape draw:style-name="gr1" draw:text-style-name="P2" draw:layer="layout" svg:width="8.128cm" svg:height="10.414cm" svg:x="1.533cm" svg:y="0.968cm">
            <text:p text:style-name="P1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7.52cm" svg:height="9.384cm" svg:x="1.86cm" svg:y="1.771cm">
            <text:p text:style-name="P1"><text:span text:style-name="T2">Device ID</text:span><text:span text:style-name="T3">: </text:span><text:span text:style-name="T4">1</text:span></text:p>
            <text:p text:style-name="P1"><text:span text:style-name="T5">Device Type</text:span><text:span text:style-name="T3">: weather_r</text:span><text:span text:style-name="T4">1</text:span><text:span text:style-name="T4"><text:line-break/></text:span><text:span text:style-name="T4"/></text:p>
            <text:p text:style-name="P1"><text:span text:style-name="T5">Installed Packages</text:span><text:span text:style-name="T3">: </text:span></text:p>
            <text:p text:style-name="P1"><text:span text:style-name="T4">[“exodev-1.0”, “weather_app-1.1”]</text:span></text:p>
            <text:p text:style-name="P1"><text:span text:style-name="T4"/></text:p>
            <text:p text:style-name="P1"><text:span text:style-name="T6">Device Attributes: </text:span></text:p>
            <text:p text:style-name="P1"><text:span text:style-name="T7">[ </text:span></text:p>
            <text:p text:style-name="P1"><text:span text:style-name="T7"><text:s/></text:span><text:span text:style-name="T7">{ msisdn, “+467031231234” },</text:span></text:p>
            <text:p text:style-name="P1"><text:span text:style-name="T7"><text:s/></text:span><text:span text:style-name="T7">{ location, “hjoggböle” <text:s/>}</text:span></text:p>
            <text:p text:style-name="P1"><text:span text:style-name="T7">]</text:span></text:p>
            <text:p text:style-name="P1"><text:span text:style-name="T8"/></text:p>
            <text:p text:style-name="P1"><text:span text:style-name="T5">Configuration Data</text:span><text:span text:style-name="T3">: </text:span><text:span text:style-name="T4"><text:line-break/></text:span><text:span text:style-name="T4">[</text:span></text:p>
            <text:p text:style-name="P1"><text:span text:style-name="T4">{ exodev, { </text:span></text:p>
            <text:p text:style-name="P1"><text:span text:style-name="T4"><text:s text:c="2"/></text:span><text:span text:style-name="T4">ip_addr, “192.168.0.1” </text:span></text:p>
            <text:p text:style-name="P1"><text:span text:style-name="T4"><text:s text:c="2"/></text:span><text:span text:style-name="T4">},</text:span></text:p>
            <text:p text:style-name="P1"><text:span text:style-name="T4">}, </text:span></text:p>
            <text:p text:style-name="P1"><text:span text:style-name="T4">{ weather_app, { </text:span></text:p>
            <text:p text:style-name="P1"><text:span text:style-name="T4"><text:s text:c="2"/></text:span><text:span text:style-name="T4">sample_rate, 128</text:span></text:p>
            <text:p text:style-name="P1"><text:span text:style-name="T4"><text:s text:c="2"/></text:span><text:span text:style-name="T4">}</text:span></text:p>
            <text:p text:style-name="P1"><text:span text:style-name="T4">}]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2" draw:id="id2">
          <draw:custom-shape draw:style-name="gr1" draw:text-style-name="P2" draw:layer="layout" svg:width="6.031cm" svg:height="6.985cm" svg:x="14.017cm" svg:y="0.752cm">
            <text:p text:style-name="P1"><text:span text:style-name="T1">DeviceTyp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507cm" svg:height="5.969cm" svg:x="14.279cm" svg:y="1.514cm">
            <text:p text:style-name="P1"><text:span text:style-name="T5">Name</text:span><text:span text:style-name="T3">: </text:span><text:span text:style-name="T4">weather_r1</text:span></text:p>
            <text:p text:style-name="P1"><text:span text:style-name="T5">Protocol</text:span><text:span text:style-name="T3">: </text:span><text:span text:style-name="T4">weather_proto_v1</text:span></text:p>
            <text:p text:style-name="P1"><text:span text:style-name="T5"><text:line-break/></text:span><text:span text:style-name="T5">Allowed Packages</text:span><text:span text:style-name="T3">: </text:span><text:span text:style-name="T3"><text:line-break/></text:span><text:span text:style-name="T4">[ “exodev-1.0”, </text:span><text:span text:style-name="T4"><text:line-break/></text:span><text:span text:style-name="T4"> <text:s/>“weahter_app-1.1” ]</text:span><text:span text:style-name="T4"><text:line-break/></text:span><text:span text:style-name="T4"><text:line-break/></text:span><text:span text:style-name="T9">Device Attribute Spec</text:span><text:span text:style-name="T6">:</text:span><text:span text:style-name="T4"> </text:span></text:p>
            <text:p text:style-name="P1"><text:span text:style-name="T4">module weather_r1 {</text:span></text:p>
            <text:p text:style-name="P1"><text:span text:style-name="T4"><text:s text:c="2"/></text:span><text:span text:style-name="T4">container attributes {</text:span></text:p>
            <text:p text:style-name="P1"><text:span text:style-name="T4"><text:s text:c="4"/></text:span><text:span text:style-name="T4">leaf msisdn { … },</text:span></text:p>
            <text:p text:style-name="P1"><text:span text:style-name="T4"><text:s text:c="4"/></text:span><text:span text:style-name="T4">leaf location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" draw:id="id3">
          <draw:custom-shape draw:style-name="gr1" draw:text-style-name="P2" draw:layer="layout" svg:width="5.461cm" svg:height="2.159cm" svg:x="20.702cm" svg:y="3.163cm">
            <text:p text:style-name="P1"><text:span text:style-name="T1">Protocol Plug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4.953cm" svg:height="1.143cm" svg:x="20.956cm" svg:y="3.925cm">
            <text:p text:style-name="P1"><text:span text:style-name="T5">Name</text:span><text:span text:style-name="T3">: </text:span><text:span text:style-name="T4">weather_proto_v1</text:span></text:p>
            <text:p text:style-name="P1"><text:span text:style-name="T5">PluginCode</text:span><text:span text:style-name="T3">: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4" draw:id="id4">
          <draw:custom-shape draw:style-name="gr1" draw:text-style-name="P2" draw:layer="layout" svg:width="6.477cm" svg:height="7.328cm" svg:x="10.934cm" svg:y="9.769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146cm" svg:x="11.215cm" svg:y="10.596cm">
            <text:p text:style-name="P1"><text:span text:style-name="T2">Name</text:span><text:span text:style-name="T3">: </text:span><text:span text:style-name="T4">exodev-1.0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]</text:span><text:span text:style-name="T4"><text:line-break/></text:span><text:span text:style-name="T4"/></text:p>
            <text:p text:style-name="P1"><text:span text:style-name="T5">Yang Specification</text:span></text:p>
            <text:p text:style-name="P1"><text:span text:style-name="T4">module exodev {</text:span></text:p>
            <text:p text:style-name="P1"><text:span text:style-name="T4"><text:s text:c="2"/></text:span><text:span text:style-name="T4">// JSON-RPC API</text:span></text:p>
            <text:p text:style-name="P1"><text:span text:style-name="T4"><text:s text:c="2"/></text:span><text:span text:style-name="T4">rpc transfer-init { … }</text:span></text:p>
            <text:p text:style-name="P1"><text:span text:style-name="T4"/></text:p>
            <text:p text:style-name="P1"><text:span text:style-name="T4"><text:s text:c="2"/></text:span><text:span text:style-name="T4">// Config Data</text:span></text:p>
            <text:p text:style-name="P1"><text:span text:style-name="T4"><text:s text:c="2"/></text:span><text:span text:style-name="T4">container config {</text:span></text:p>
            <text:p text:style-name="P1"><text:span text:style-name="T4"><text:s text:c="4"/></text:span><text:span text:style-name="T4">leaf ip_addr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9.661cm" svg:y1="6.175cm" svg:x2="14.017cm" svg:y2="3.673cm" draw:start-shape="id1" draw:start-glue-point="1" svg:d="m9661 6175h2429v-2502h1927" svg:viewBox="0 0 4357 2503">
          <text:p/>
        </draw:connector>
        <draw:connector draw:style-name="gr3" draw:text-style-name="P3" draw:layer="layout" svg:x1="20.048cm" svg:y1="4.244cm" svg:x2="20.702cm" svg:y2="4.242cm" draw:start-shape="id2" draw:start-glue-point="1" draw:end-shape="id3" draw:end-glue-point="3" svg:d="m20048 4244h326v-2h328" svg:viewBox="0 0 655 3">
          <text:p/>
        </draw:connector>
        <draw:connector draw:style-name="gr3" draw:text-style-name="P3" draw:layer="layout" svg:x1="17.032cm" svg:y1="7.737cm" svg:x2="14.172cm" svg:y2="9.769cm" draw:start-shape="id2" draw:start-glue-point="2" draw:end-shape="id4" draw:end-glue-point="0" svg:d="m17032 7737v1016h-2860v1016" svg:viewBox="0 0 2861 2033">
          <text:p/>
        </draw:connector>
        <draw:g xml:id="id5" draw:id="id5">
          <draw:custom-shape draw:style-name="gr1" draw:text-style-name="P2" draw:layer="layout" svg:width="6.477cm" svg:height="7.328cm" svg:x="17.819cm" svg:y="9.769cm">
            <text:p text:style-name="P1"><text:span text:style-name="T1">Packag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5.969cm" svg:height="6.146cm" svg:x="18.073cm" svg:y="10.596cm">
            <text:p text:style-name="P1"><text:span text:style-name="T5">Name</text:span><text:span text:style-name="T3">: </text:span><text:span text:style-name="T4">weather_app-1.1</text:span></text:p>
            <text:p text:style-name="P1"><text:span text:style-name="T5">Blob</text:span><text:span text:style-name="T3">: </text:span><text:span text:style-name="T4">[…]</text:span></text:p>
            <text:p text:style-name="P1"><text:span text:style-name="T5">Dependencies</text:span><text:span text:style-name="T3">: </text:span><text:span text:style-name="T4">[“exodev-1.0”]</text:span></text:p>
            <text:p text:style-name="P1"><text:span text:style-name="T5"/></text:p>
            <text:p text:style-name="P1"><text:span text:style-name="T5">Yang Specification:</text:span><text:span text:style-name="T3"> </text:span></text:p>
            <text:p text:style-name="P1"><text:span text:style-name="T4">module weather_app {</text:span></text:p>
            <text:p text:style-name="P1"><text:span text:style-name="T4"><text:s text:c="2"/></text:span><text:span text:style-name="T4">// JSON-RPC API</text:span></text:p>
            <text:p text:style-name="P1"><text:span text:style-name="T4"><text:s text:c="2"/></text:span><text:span text:style-name="T4">rpc get-scan { … }</text:span></text:p>
            <text:p text:style-name="P1"><text:span text:style-name="T4"/></text:p>
            <text:p text:style-name="P1"><text:span text:style-name="T4"><text:s text:c="2"/></text:span><text:span text:style-name="T4">// Config Data</text:span></text:p>
            <text:p text:style-name="P1"><text:span text:style-name="T4"><text:s text:c="2"/></text:span><text:span text:style-name="T4">container config {</text:span></text:p>
            <text:p text:style-name="P1"><text:span text:style-name="T4"><text:s text:c="4"/></text:span><text:span text:style-name="T4">leaf sample_rate { … }</text:span></text:p>
            <text:p text:style-name="P1"><text:span text:style-name="T4"><text:s text:c="2"/></text:span><text:span text:style-name="T4">}</text:span></text:p>
            <text:p text:style-name="P1"><text:span text:style-name="T4">}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" draw:text-style-name="P3" draw:layer="layout" svg:x1="17.032cm" svg:y1="7.737cm" svg:x2="21.057cm" svg:y2="9.769cm" draw:start-shape="id2" draw:start-glue-point="2" draw:end-shape="id5" svg:d="m17032 7737v1016h4025v1016" svg:viewBox="0 0 4026 2033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3cm" fo:text-indent="0cm"/>
      <style:text-properties style:use-window-font-color="true" style:text-outline="false" style:text-line-through-style="none" fo:font-family="'Liberation Sans'" style:font-family-generic="roman" style:font-pitch="variable" fo:font-size="27.1000003814697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9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4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4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4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4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4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7.2999992370605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7.78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903cm" svg:x="1cm" svg:y="2.969cm"/>
      <draw:page-thumbnail draw:layer="backgroundobjects" svg:width="9.294cm" svg:height="5.903cm" svg:x="1cm" svg:y="11.017cm"/>
      <draw:page-thumbnail draw:layer="backgroundobjects" svg:width="9.294cm" svg:height="5.903cm" svg:x="1cm" svg:y="19.065cm"/>
      <draw:page-thumbnail draw:layer="backgroundobjects" svg:width="9.294cm" svg:height="5.903cm" svg:x="11.295cm" svg:y="2.969cm"/>
      <draw:page-thumbnail draw:layer="backgroundobjects" svg:width="9.294cm" svg:height="5.903cm" svg:x="11.295cm" svg:y="11.017cm"/>
      <draw:page-thumbnail draw:layer="backgroundobjects" svg:width="9.294cm" svg:height="5.903cm" svg:x="11.295cm" svg:y="19.065cm"/>
    </style:handout-master>
    <style:master-page style:name="Default" style:page-layout-name="PM1" draw:style-name="Mdp1">
      <draw:frame presentation:style-name="Default-title" draw:layer="backgroundobjects" svg:width="25.191cm" svg:height="2.968cm" svg:x="1.399cm" svg:y="0.708cm" presentation:class="title" presentation:placeholder="true">
        <draw:text-box/>
      </draw:frame>
      <draw:frame presentation:style-name="Default-outline1" draw:layer="backgroundobjects" svg:width="24.631cm" svg:height="10.312cm" svg:x="1.399cm" svg:y="4.16cm" presentation:class="outline" presentation:placeholder="true">
        <draw:text-box/>
      </draw:frame>
      <draw:frame presentation:style-name="Mpr1" draw:text-style-name="MP1" draw:layer="backgroundobjects" svg:width="6.521cm" svg:height="1.226cm" svg:x="1.399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226cm" svg:x="9.572cm" svg:y="16.19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226cm" svg:x="20.068cm" svg:y="16.19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8T17:17:06</meta:creation-date>
    <dc:date>2013-02-28T17:44:18</dc:date>
    <meta:editing-duration>P0D</meta:editing-duration>
    <meta:editing-cycles>2</meta:editing-cycles>
    <meta:generator>LibreOffice/3.5$Linux_x86 LibreOffice_project/350m1$Build-2</meta:generator>
    <meta:document-statistic meta:object-count="42"/>
  </office:meta>
</office:document-meta>
</file>